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RegexpMatche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ingRegexpMatcher.dispo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chingRegexpMatcher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RegexpMatcher.initializ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achingRegexpMatcher.getMatchString( Map objectModel , Parameters parameters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7">
            <text:p text:style-name="Table_20_Contents">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